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124cm" fo:margin-left="0.123cm" style:page-number="auto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6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7" style:family="paragraph" style:parent-style-name="Normale">
      <style:paragraph-properties fo:text-align="justify" style:justify-single-word="false" style:vertical-align="auto"/>
      <style:text-properties fo:font-size="11pt" style:font-size-asian="11pt"/>
    </style:style>
    <style:style style:name="P8" style:family="paragraph" style:parent-style-name="Normale">
      <style:text-properties fo:font-size="11pt" fo:font-weight="bold" style:font-size-asian="11pt" style:font-weight-asian="bold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/>
    </style:style>
    <style:style style:name="P11" style:family="paragraph" style:parent-style-name="Normale">
      <style:paragraph-properties fo:break-before="pag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3" style:family="paragraph" style:parent-style-name="Normale">
      <style:paragraph-properties fo:margin-left="0cm" fo:margin-right="0cm" fo:text-align="justify" style:justify-single-word="false" fo:text-indent="0.751cm" style:auto-text-indent="false"/>
      <style:text-properties fo:font-size="11pt" style:font-size-asian="11pt"/>
    </style:style>
    <style:style style:name="P14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15" style:family="paragraph" style:parent-style-name="Normale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e">
      <style:paragraph-properties fo:margin-left="1.905cm" fo:margin-right="0cm" fo:text-indent="0.593cm" style:auto-text-indent="false">
        <style:tab-stops/>
      </style:paragraph-properties>
      <style:text-properties fo:font-size="11pt" style:font-size-asian="11pt"/>
    </style:style>
    <style:style style:name="P17" style:family="paragraph" style:parent-style-name="Normale">
      <style:paragraph-properties fo:margin-left="0.4cm" fo:margin-right="0cm" fo:text-indent="0cm" style:auto-text-indent="false">
        <style:tab-stops/>
      </style:paragraph-properties>
      <style:text-properties fo:font-size="11pt" style:font-size-asian="11pt"/>
    </style:style>
    <style:style style:name="P18" style:family="paragraph" style:parent-style-name="Rientro_20_corpo_20_del_20_testo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P19" style:family="paragraph" style:parent-style-name="Normale">
      <style:paragraph-properties fo:margin-left="1cm" fo:margin-right="1cm" fo:text-align="justify" style:justify-single-word="false" fo:text-indent="0cm" style:auto-text-indent="false">
        <style:tab-stops>
          <style:tab-stop style:position="-0.365cm"/>
        </style:tab-stops>
      </style:paragraph-properties>
    </style:style>
    <style:style style:name="P20" style:family="paragraph" style:parent-style-name="Normale" style:list-style-name="L6">
      <style:paragraph-properties fo:text-align="justify" style:justify-single-word="false"/>
    </style:style>
    <style:style style:name="P21" style:family="paragraph" style:parent-style-name="Normale" style:list-style-name="L6">
      <style:paragraph-properties fo:text-align="justify" style:justify-single-word="false"/>
      <style:text-properties fo:font-size="11pt" style:font-size-asian="11pt"/>
    </style:style>
    <style:style style:name="P22" style:family="paragraph" style:parent-style-name="Normale" style:list-style-name="L7">
      <style:text-properties fo:font-size="11pt" style:font-size-asian="11pt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0c46" officeooo:paragraph-rsid="00110c46" style:font-size-asian="11pt" style:font-weight-asian="bold" style:font-size-complex="11pt"/>
    </style:style>
    <style:style style:name="P24" style:family="paragraph" style:parent-style-name="Normale" style:list-style-name="L7">
      <style:paragraph-properties fo:margin-left="0cm" fo:margin-right="1cm" fo:text-align="justify" style:justify-single-word="false" fo:text-indent="0cm" style:auto-text-indent="false">
        <style:tab-stops>
          <style:tab-stop style:position="0cm"/>
          <style:tab-stop style:position="14.601cm"/>
        </style:tab-stops>
      </style:paragraph-properties>
      <style:text-properties fo:font-size="11pt" style:font-size-asian="11pt"/>
    </style:style>
    <style:style style:name="P25" style:family="paragraph">
      <style:paragraph-properties fo:text-align="justify"/>
    </style:style>
    <style:style style:name="P26" style:family="paragraph">
      <style:paragraph-properties fo:line-height="100%"/>
    </style:style>
    <style:style style:name="P27" style:family="paragraph">
      <style:paragraph-properties fo:line-height="200%" fo:text-align="justify"/>
    </style:style>
    <style:style style:name="P28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7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style:font-name="Arial" fo:font-style="italic" style:font-style-asian="italic" style:font-style-complex="italic" style:font-weight-complex="bold"/>
    </style:style>
    <style:style style:name="T11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6LVL1" text:bullet-char="">
        <style:list-level-properties text:space-before="0.199cm" text:min-label-width="0.801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1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23">Al Sig. [richiedenti.nominativo;block=tbs:row]</text:p>
            <text:p text:style-name="P23">[richiedenti.indirizzo]</text:p>
            <text:p text:style-name="P23">[richiedenti.cap] [richiedenti.comune] ([richiedenti.prov])</text:p>
            <text:p text:style-name="P8"/>
          </table:table-cell>
        </table:table-row>
      </table:table>
      <text:p text:style-name="P7"/>
      <text:p text:style-name="P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Oggetto :</text:p>
          </table:table-cell>
          <table:table-cell table:style-name="Tabella4.A1" office:value-type="string">
            <text:p text:style-name="P10">Legge n° 326/2003 e successive modificazioni - Legge Regionale n° 5/2004.</text:p>
            <text:p text:style-name="P1"><text:span text:style-name="Car._20_predefinito_20_paragrafo"><text:span text:style-name="T3">Richiesta di documentazione integrativa a Vs. istanza di sanatoria edilizia [numero] presentata in data [onload.data_presentazione] recepita in atti <text:s/>al prot. [protocollo] del [data_protocollo] riguardante [oggetto] presso l’immobile sito in Savona, [ubicazione].</text:span></text:span></text:p>
          </table:table-cell>
        </table:table-row>
      </table:table>
      <text:p text:style-name="P12"/>
      <text:p text:style-name="P12"/>
      <text:p text:style-name="P13">Con la presente si comunica che è depositato, presso l’Ufficio Condono Edilizio del Settore Urbanistica del Comune di Savona <text:s/>(tel. n° 019-8310296), <text:s/>il permesso di costruire in sanatoria prot. n. _______ rilasciato il___________ richiesto con l’istanza di condono citata in oggetto.</text:p>
      <text:p text:style-name="P14"><text:span text:style-name="Car._20_predefinito_20_paragrafo"><text:span text:style-name="T5">Per il ritiro dello stesso, si invita la S.V. a presentarsi <text:s/></text:span></text:span><text:span text:style-name="Car._20_predefinito_20_paragrafo"><text:span text:style-name="T6">di <text:s/>persona</text:span></text:span><text:span text:style-name="Car._20_predefinito_20_paragrafo"><text:span text:style-name="T5"> <text:s/>presso l’ufficio sopraindicato, con la presente comunicazione, nei seguenti giorni:</text:span></text:span></text:p>
      <text:p text:style-name="P15"><text:span text:style-name="Car._20_predefinito_20_paragrafo"><text:span text:style-name="T5">- <text:s/></text:span></text:span><text:span text:style-name="Car._20_predefinito_20_paragrafo"><text:span text:style-name="T4">mercoledì <text:s/>e <text:s/>venerdì <text:s text:c="4"/>dalle ore <text:s/>10,00 <text:s/>alle <text:s/>ore <text:s/>12,30</text:span></text:span></text:p>
      <text:p text:style-name="P6">munito di:</text:p>
      <text:list xml:id="list2330079420831837085" text:style-name="L6">
        <text:list-item>
          <text:p text:style-name="P20"><text:span text:style-name="Car._20_predefinito_20_paragrafo"><text:span text:style-name="T5">n° </text:span></text:span><text:span text:style-name="Car._20_predefinito_20_paragrafo"><text:span text:style-name="T7"><text:s text:c="12"/></text:span></text:span><text:span text:style-name="Car._20_predefinito_20_paragrafo"><text:span text:style-name="T5">marche da bollo da € 14,62.</text:span></text:span></text:p>
        </text:list-item>
        <text:list-item>
          <text:p text:style-name="P21">ricevute di versamento da effettuare presso la Tesoreria del Comune di Savona – Cassa di Risparmio di Savona, via Aonzo 25R <text:s/>(per eventuale bonifico c.c. n. 17/90 ABI 6310 CAB 10698 CIN H), di seguito elencate: </text:p>
        </text:list-item>
      </text:list>
      <text:list xml:id="list4625112192038331000" text:style-name="L7">
        <text:list-item>
          <text:p text:style-name="P22">ricevuta di versamento di complessivi € __________ effettuato precisando le seguenti causali:</text:p>
        </text:list-item>
      </text:list>
      <text:p text:style-name="P16">€ __________ quale quota per diritti segreteria</text:p>
      <text:list xml:id="list164933124150339" text:continue-numbering="true" text:style-name="L7">
        <text:list-item>
          <text:p text:style-name="P24">Certificazione, redatta da tecnico abilitato all’esercizio della professione di conformità degli impianti esistenti nell’immobile oggetto di sanatoria alla Legge n°46/1990;</text:p>
        </text:list-item>
        <text:list-item>
          <text:p text:style-name="P24">Dichiarazione in merito alla regolarità degli scarichi fognari;</text:p>
        </text:list-item>
      </text:list>
      <text:p text:style-name="P17"/>
      <text:p>Si avvisa inoltre che le quote di contributo ai sensi della L.R. n. 25 del 7/4/1995 dovranno essere versate entro e non oltre 30 giorni dal ricevimento della presente, e comunque prima della notifica del permesso di costruire in sanatoria, avvertendo che in difetto verrà applicata la sanzione ai sensi dell’art. 42 del D.P.R. 380/01 e successive modifiche e integrazioni.</text:p>
      <text:p/>
      <text:p/>
      <text:p text:style-name="P13">Distinti saluti</text:p>
      <text:p text:style-name="P3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4">Il Dirigente</text:p>
            <text:p text:style-name="P4">Arch. Luciano Campagnol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style:font-name="Arial" fo:font-style="italic" style:font-style-asian="italic" style:font-style-complex="italic" style:font-weight-complex="bold"/>
    </style:style>
    <style:style style:name="MT5" style:family="text">
      <style:text-properties fo:color="#808080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ed Ambientale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 <text:s text:c="8"/></text:span></text:p><text:p text:style-name="MP1"><text:span text:style-name="MT3">Settore Pianificazione Territoriale ed Ambientale</text:span></text:p><text:p text:style-name="MP2"><text:s/>Ufficio Condono Edilizio</text:p><text:p text:style-name="MP3"><text:span text:style-name="MT4"><text:s text:c="106"/></text:span><text:span text:style-name="MT4">RACCOMANDATA A.R.</text:span></text:p><text:p text:style-name="MP1"><text:span text:style-name="MT5"/></text:p><draw:enhanced-geometry svg:viewBox="0 0 21600 21600" draw:type="non-primitive" draw:enhanced-path="M 0 0 L 21600 0 21600 21600 0 21600 Z N"/></draw:custom-shape><draw:frame draw:style-name="Mfr1" draw:name="Picture 1" text:anchor-type="as-char" svg:width="2.18cm" style:rel-width="scale" svg:height="3.115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6">Servizio Condono Edilizio</text:span></text:span></text:p>
            </table:table-cell>
            <table:table-cell table:style-name="Tabella1.B1" office:value-type="string">
              <text:p text:style-name="MP6">Dirigente:</text:p>
            </table:table-cell>
            <table:table-cell table:style-name="Tabella1.D1" office:value-type="string">
              <text:p text:style-name="MP6">Arch. Luciano Campagnolo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Istruttore:</text:p>
            </table:table-cell>
            <table:table-cell table:style-name="Tabella1.D2" office:value-type="string">
              <text:p text:style-name="MP6">Geom. Silvano Salerno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6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35:00Z</meta:creation-date>
    <dc:date>2014-01-30T16:49:32.955000000</dc:date>
    <meta:print-date>2003-07-21T13:17:00Z</meta:print-date>
    <meta:editing-cycles>3</meta:editing-cycles>
    <meta:editing-duration>PT2M</meta:editing-duration>
    <meta:document-statistic meta:table-count="5" meta:image-count="0" meta:object-count="1" meta:page-count="1" meta:paragraph-count="35" meta:word-count="329" meta:character-count="2341" meta:non-whitespace-character-count="2009"/>
    <meta:template xlink:type="simple" xlink:actuate="onRequest" xlink:title="" xlink:href="./Comunicazione%20rilascio%20Permesso%20di%20costruire%20in%20sanatoria%2004.dot"/>
  </office:meta>
</office:document-meta>
</file>